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InitializationAotContributions.getContributions( DefaultListableBeanFactory beanFactory , List &lt; BeanFactoryInitializationAotProcessor &gt; process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InitializationAotContributions.getProcessors( AotServices . 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FactoryInitializationAotContributions.BeanFactoryInitializationAotContributions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InitializationAotContributions.applyTo( GenerationContext generationContext , BeanFactoryInitializationCode beanFactoryInitialization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InitializationAotContributions.BeanFactoryInitializationAotContributions( DefaultListableBeanFactory beanFactory , AotServices . 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